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9a3ad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229f15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a90a1" officeooo:paragraph-rsid="001a90a1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e606a" officeooo:paragraph-rsid="0019a3ad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b611" officeooo:paragraph-rsid="0020b611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b611" officeooo:paragraph-rsid="00229f15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29f15" officeooo:paragraph-rsid="00229f15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48e34" officeooo:paragraph-rsid="00248e34" style:font-size-asian="12.25pt" style:font-size-complex="14pt"/>
    </style:style>
    <style:style style:name="T1" style:family="text">
      <style:text-properties officeooo:rsid="0016466f"/>
    </style:style>
    <style:style style:name="T2" style:family="text">
      <style:text-properties officeooo:rsid="0020b611"/>
    </style:style>
    <style:style style:name="T3" style:family="text">
      <style:text-properties officeooo:rsid="00229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 Callbacks <text:span text:style-name="T1">01</text:span></text:h>
      <text:p text:style-name="P3">É <text:span text:style-name="T3">quando uma função define outra como parametro e executa a mesma em algum momento, tambem é a possibilidade de poder executar uma função apartir de algum evento em outro momento que não seja na sua criação, essa ação é chamada de processo assincrono, que não acontece exatamente naquele momento.</text:span></text:p>
      <text:p text:style-name="P9">Basicamente é <text:span text:style-name="T2">um recurso que permite executar uma função depois de uma determinada ação, é um conceito fundamental para entender a parte assincrona do JS .</text:span></text:p>
      <text:p text:style-name="P10">O que caracteriza o callback é uma função maior passar outra como parametro, e a função maior executar ela durante o codigo.</text:p>
      <text:p text:style-name="P9">_____________________________________________________________________</text:p>
      <text:p text:style-name="P3"/>
      <text:p text:style-name="P6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1:59:34.140079940</meta:creation-date>
    <dc:date>2022-10-03T19:03:20.854410832</dc:date>
    <meta:editing-duration>PT12H20M2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102" meta:character-count="664" meta:non-whitespace-character-count="567"/>
  </office:meta>
</office:document-meta>
</file>